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floral structure presence" calcext:value-type="string">
            <text:p>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loral structure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floral structures {$floral structure} on a {whole plant}." calcext:value-type="string">
            <text:p>A {plant phenological trait} that is measured by the number of floral structures {$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[.E32]; &quot; presence&quot;)" office:value-type="string" office:string-value="unopened floral structure presence" calcext:value-type="string">
            <text:p>un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ral structure</text:p>
          </table:table-cell>
          <table:table-cell table:style-name="ce7" table:formula="of:=CONCATENATE(&quot;A {plant phenological trait} that is measured by the number of &quot;; [.E32]; &quot;s {$&quot;; [.E32]; &quot;} on a {whole plant}.&quot;)" office:value-type="string" office:string-value="A {plant phenological trait} that is measured by the number of unopened floral structures {$unopened floral structure} on a {whole plant}." calcext:value-type="string">
            <text:p>A {plant phenological trait} that is measured by the number of unopened floral structures {$un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opening floral structure presence" calcext:value-type="string">
            <text:p>open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ral structure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opening floral structures {$opening floral structure} on a {whole plant}." calcext:value-type="string">
            <text:p>A {plant phenological trait} that is measured by the number of opening floral structures {$open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opened floral structure presence" calcext:value-type="string">
            <text:p>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ral structure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opened floral structures {$opened floral structure} on a {whole plant}." calcext:value-type="string">
            <text:p>A {plant phenological trait} that is measured by the number of opened floral structures {$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pollen-releasing floral structure presence" calcext:value-type="string">
            <text:p>pollen-releas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ral structure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pollen-releasing floral structures {$pollen-releasing floral structure} on a {whole plant}." calcext:value-type="string">
            <text:p>A {plant phenological trait} that is measured by the number of pollen-releasing floral structures {$pollen-releas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senesced floral structure presence" calcext:value-type="string">
            <text:p>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ral structure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senesced floral structures {$senesced floral structure} on a {whole plant}." calcext:value-type="string">
            <text:p>A {plant phenological trait} that is measured by the number of senesced floral structures {$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opening flower presence" calcext:value-type="string">
            <text:p>open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opening flowers {$opening flower} on a {whole plant}." calcext:value-type="string">
            <text:p>A {plant phenological trait} that is measured by the number of opening flowers {$open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opened flower presence" calcext:value-type="string">
            <text:p>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wer</text:p>
          </table:table-cell>
          <table:table-cell table:style-name="ce7" table:formula="of:=CONCATENATE(&quot;A {plant phenological trait} that is measured by the number of &quot;; SUBSTITUTE(SUBSTITUTE([.E40]; &quot;PO:&quot;; &quot;&quot;); &quot;'&quot;; &quot;&quot;); &quot;s {$&quot;; [.E40]; &quot;} on a {whole plant}.&quot;)" office:value-type="string" office:string-value="A {plant phenological trait} that is measured by the number of opened flowers {$opened flower} on a {whole plant}." calcext:value-type="string">
            <text:p>A {plant phenological trait} that is measured by the number of opened flowers {$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1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SUBSTITUTE(SUBSTITUTE([.E41]; &quot;PO:&quot;; &quot;&quot;); &quot;'&quot;; &quot;&quot;); &quot;s {$&quot;; [.E41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SUBSTITUTE(SUBSTITUTE([.E42]; &quot;PO:&quot;; &quot;&quot;); &quot;'&quot;; &quot;&quot;); &quot;s {$&quot;; [.E42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&quot;; SUBSTITUTE(SUBSTITUTE([.E43]; &quot;PO:&quot;; &quot;&quot;); &quot;'&quot;; &quot;&quot;); &quot;s {$&quot;; [.E43]; &quot;} on a {whole plant}.&quot;)" office:value-type="string" office:string-value="A {plant phenological trait} that is measured by the number of inflorescences {$PO:'inflorescence'} on a {whole plant}." calcext:value-type="string">
            <text:p>A {plant phenological trait} that is measured by the number of inflorescence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unopened flower head presence" calcext:value-type="string">
            <text:p>un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 head</text:p>
          </table:table-cell>
          <table:table-cell table:style-name="ce7" table:formula="of:=CONCATENATE(&quot;A {plant phenological trait} that is measured by the number of &quot;; SUBSTITUTE(SUBSTITUTE([.E44]; &quot;PO:&quot;; &quot;&quot;); &quot;'&quot;; &quot;&quot;); &quot;s {$&quot;; [.E44]; &quot;} on a {whole plant}.&quot;)" office:value-type="string" office:string-value="A {plant phenological trait} that is measured by the number of unopened flower heads {$unopened flower head} on a {whole plant}." calcext:value-type="string">
            <text:p>A {plant phenological trait} that is measured by the number of unopened flower heads {$un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opening flower head presence" calcext:value-type="string">
            <text:p>open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 head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opening flower heads {$opening flower head} on a {whole plant}." calcext:value-type="string">
            <text:p>A {plant phenological trait} that is measured by the number of opening flower heads {$open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opened flower head presence" calcext:value-type="string">
            <text:p>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ed flower head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opened flower heads {$opened flower head} on a {whole plant}." calcext:value-type="string">
            <text:p>A {plant phenological trait} that is measured by the number of opened flower heads {$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pollen-releasing flower head presence" calcext:value-type="string">
            <text:p>pollen-releas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 head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pollen-releasing flower heads {$pollen-releasing flower head} on a {whole plant}." calcext:value-type="string">
            <text:p>A {plant phenological trait} that is measured by the number of pollen-releasing flower heads {$pollen-releas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senesced flower head presence" calcext:value-type="string">
            <text:p>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 head</text:p>
          </table:table-cell>
          <table:table-cell table:style-name="ce7" table:formula="of:=CONCATENATE(&quot;A {plant phenological trait} that is measured by the number of &quot;; SUBSTITUTE(SUBSTITUTE([.E48]; &quot;PO:&quot;; &quot;&quot;); &quot;'&quot;; &quot;&quot;); &quot;s {$&quot;; [.E48]; &quot;} on a {whole plant}.&quot;)" office:value-type="string" office:string-value="A {plant phenological trait} that is measured by the number of senesced flower heads {$senesced flower head} on a {whole plant}." calcext:value-type="string">
            <text:p>A {plant phenological trait} that is measured by the number of senesced flower heads {$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49]; &quot;PO:&quot;; &quot;&quot;); &quot;'&quot;; &quot;&quot;); &quot;s {$&quot;; [.E49]; &quot;} on a {whole plant}.&quot;)" office:value-type="string" office:string-value="A {plant phenological trait} that is measured by the number of simple fruit or compound fruits {$simple fruit or compound fruit} on a {whole plant}." calcext:value-type="string">
            <text:p>A {plant phenological trait} that is measured by the number of simple fruit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SUBSTITUTE(SUBSTITUTE([.E50]; &quot;PO:&quot;; &quot;&quot;); &quot;'&quot;; &quot;&quot;); &quot;s {$&quot;; [.E50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1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SUBSTITUTE(SUBSTITUTE([.E51]; &quot;PO:&quot;; &quot;&quot;); &quot;'&quot;; &quot;&quot;); &quot;s {$&quot;; [.E51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table:formula="of:=CONCATENATE([.E52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SUBSTITUTE(SUBSTITUTE([.E52]; &quot;PO:&quot;; &quot;&quot;); &quot;'&quot;; &quot;&quot;); &quot;s {$&quot;; [.E52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5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table:formula="of:=CONCATENATE([.E57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7]; &quot;s {$&quot;; [.E57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9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table:formula="of:=CONCATENATE([.E62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2]; &quot;s {$&quot;; [.E62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table:formula="of:=CONCATENATE([.E63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3]; &quot;s {$&quot;; [.E63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59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60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02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6:21:46.450745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6:54:42.774066267</dc:date>
    <dc:creator>Brian </dc:creator>
    <meta:editing-duration>P37DT12H9M30S</meta:editing-duration>
    <meta:editing-cycles>158</meta:editing-cycles>
    <meta:generator>LibreOffice/5.1.4.2$Linux_X86_64 LibreOffice_project/10m0$Build-2</meta:generator>
    <meta:document-statistic meta:table-count="1" meta:cell-count="434" meta:object-count="0"/>
  </office:meta>
</office:document-meta>
</file>